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9cdcfe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808080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4fc1ff" loext:opacity="100%"/>
    </style:style>
    <style:style style:name="T10" style:family="text">
      <style:text-properties fo:color="#6a9955" loext:opacity="100%"/>
    </style:style>
    <style:style style:name="T11" style:family="text">
      <style:text-properties fo:color="#80808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{ <text:span text:style-name="T2">useState</text:span> } <text:span text:style-name="T1">from</text:span> <text:span text:style-name="T3">'react'</text:span>;</text:p>
      <text:p text:style-name="P1"><text:span text:style-name="T1">import</text:span> <text:span text:style-name="T2">logoItta</text:span> <text:span text:style-name="T1">from</text:span> <text:span text:style-name="T3">'../../assets/imgs/fluent_brain-circuit-24-regular.png'</text:span>;</text:p>
      <text:p text:style-name="P1"><text:span text:style-name="T1">import</text:span> { <text:span text:style-name="T2">FaEye</text:span>, <text:span text:style-name="T2">FaEyeSlash</text:span> } <text:span text:style-name="T1">from</text:span> <text:span text:style-name="T3">"react-icons/fa"</text:span>;</text:p>
      <text:p text:style-name="P1"><text:span text:style-name="T1">import</text:span> <text:span text:style-name="T2">logoLogin</text:span> <text:span text:style-name="T1">from</text:span> <text:span text:style-name="T3">'../../assets/svg/imgLogin.svg'</text:span>;</text:p>
      <text:p text:style-name="P1"><text:span text:style-name="T1">import</text:span> <text:span text:style-name="T2">Cookies</text:span> <text:span text:style-name="T1">from</text:span> <text:span text:style-name="T3">'js-cookie'</text:span>;</text:p>
      <text:p text:style-name="P1"><text:span text:style-name="T1">import</text:span> { <text:span text:style-name="T2">useNavigate</text:span> } <text:span text:style-name="T1">from</text:span> <text:span text:style-name="T3">'react-router-dom'</text:span>;</text:p>
      <text:p text:style-name="P1"><text:span text:style-name="T1">import</text:span> { <text:span text:style-name="T2">useUser</text:span> } <text:span text:style-name="T1">from</text:span> <text:span text:style-name="T3">'../../Context/UserContext'</text:span>; </text:p>
      <text:p text:style-name="P6"/>
      <text:p text:style-name="P1"><text:span text:style-name="T4">function</text:span> <text:span text:style-name="T5">parseJwt</text:span>(<text:span text:style-name="T2">token</text:span><text:span text:style-name="T6">:</text:span> <text:span text:style-name="T7">string</text:span>) {</text:p>
      <text:p text:style-name="P1"><text:span text:style-name="T1">try</text:span> {</text:p>
      <text:p text:style-name="P1"><text:span text:style-name="T1">return</text:span> <text:span text:style-name="T2">JSON</text:span>.<text:span text:style-name="T5">parse</text:span>(<text:span text:style-name="T5">atob</text:span>(<text:span text:style-name="T2">token</text:span>.<text:span text:style-name="T5">split</text:span>(<text:span text:style-name="T3">'.'</text:span>)[<text:span text:style-name="T8">1</text:span>]));</text:p>
      <text:p text:style-name="P1">} <text:span text:style-name="T1">catch</text:span> (<text:span text:style-name="T2">e</text:span>) {</text:p>
      <text:p text:style-name="P1"><text:span text:style-name="T2">console</text:span>.<text:span text:style-name="T5">error</text:span>(<text:span text:style-name="T3">"Invalid token:"</text:span>, <text:span text:style-name="T2">e</text:span>);</text:p>
      <text:p text:style-name="P1"><text:span text:style-name="T1">return</text:span> <text:span text:style-name="T4">null</text:span>;</text:p>
      <text:p text:style-name="P1">}</text:p>
      <text:p text:style-name="P1">}</text:p>
      <text:p text:style-name="P6"/>
      <text:p text:style-name="P1"><text:span text:style-name="T4">function</text:span> <text:span text:style-name="T5">Login</text:span>() {</text:p>
      <text:p text:style-name="P1"><text:span text:style-name="T4">const</text:span> [<text:span text:style-name="T9">email</text:span>, <text:span text:style-name="T5">setEmail</text:span>] <text:span text:style-name="T6">=</text:span> <text:span text:style-name="T5">useState</text:span>(<text:span text:style-name="T3">''</text:span>);</text:p>
      <text:p text:style-name="P1"><text:span text:style-name="T4">const</text:span> [<text:span text:style-name="T9">senha</text:span>, <text:span text:style-name="T5">setSenha</text:span>] <text:span text:style-name="T6">=</text:span> <text:span text:style-name="T5">useState</text:span>(<text:span text:style-name="T3">''</text:span>);</text:p>
      <text:p text:style-name="P1"><text:span text:style-name="T4">const</text:span> [<text:span text:style-name="T9">passwordVisible</text:span>, <text:span text:style-name="T5">setPasswordVisible</text:span>] <text:span text:style-name="T6">=</text:span> <text:span text:style-name="T5">useState</text:span>(<text:span text:style-name="T4">false</text:span>);</text:p>
      <text:p text:style-name="P1"><text:span text:style-name="T4">const</text:span> [<text:span text:style-name="T9">error</text:span>, <text:span text:style-name="T5">setError</text:span>] <text:span text:style-name="T6">=</text:span> <text:span text:style-name="T5">useState</text:span>(<text:span text:style-name="T3">''</text:span>);</text:p>
      <text:p text:style-name="P6"/>
      <text:p text:style-name="P1"><text:span text:style-name="T4">const</text:span> <text:span text:style-name="T5">navigate</text:span> <text:span text:style-name="T6">=</text:span> <text:span text:style-name="T5">useNavigate</text:span>();</text:p>
      <text:p text:style-name="P1"><text:span text:style-name="T4">const</text:span> { <text:span text:style-name="T5">setUserId</text:span> } <text:span text:style-name="T6">=</text:span> <text:span text:style-name="T5">useUser</text:span>(); </text:p>
      <text:p text:style-name="P6"/>
      <text:p text:style-name="P1"><text:span text:style-name="T4">const</text:span> <text:span text:style-name="T5">togglePasswordVisibility</text:span> <text:span text:style-name="T6">=</text:span> () <text:span text:style-name="T4">=&gt;</text:span> <text:span text:style-name="T5">setPasswordVisible</text:span>(<text:span text:style-name="T6">!</text:span><text:span text:style-name="T9">passwordVisible</text:span>);</text:p>
      <text:p text:style-name="P6"/>
      <text:p text:style-name="P1"><text:span text:style-name="T4">const</text:span> <text:span text:style-name="T5">handleSubmit</text:span> <text:span text:style-name="T6">=</text:span> <text:span text:style-name="T4">async</text:span> (<text:span text:style-name="T2">event</text:span><text:span text:style-name="T6">:</text:span> <text:span text:style-name="T7">React</text:span>.<text:span text:style-name="T7">FormEvent</text:span>) <text:span text:style-name="T4">=&gt;</text:span> {</text:p>
      <text:p text:style-name="P1"><text:span text:style-name="T2">event</text:span>.<text:span text:style-name="T5">preventDefault</text:span>();</text:p>
      <text:p text:style-name="P1"><text:span text:style-name="T1">try</text:span> {</text:p>
      <text:p text:style-name="P1"><text:span text:style-name="T4">const</text:span> <text:span text:style-name="T9">response</text:span> <text:span text:style-name="T6">=</text:span> <text:span text:style-name="T1">await</text:span> <text:span text:style-name="T5">fetch</text:span>(<text:span text:style-name="T3">'http://localhost:3000/auth/login'</text:span>, {</text:p>
      <text:p text:style-name="P1"><text:span text:style-name="T2">method:</text:span> <text:span text:style-name="T3">'POST'</text:span>,</text:p>
      <text:p text:style-name="P1"><text:span text:style-name="T2">headers:</text:span> { <text:span text:style-name="T3">'Content-Type'</text:span><text:span text:style-name="T2">:</text:span> <text:span text:style-name="T3">'application/json'</text:span> },</text:p>
      <text:p text:style-name="P1"><text:span text:style-name="T2">body:</text:span> <text:span text:style-name="T2">JSON</text:span>.<text:span text:style-name="T5">stringify</text:span>({ <text:span text:style-name="T2">email</text:span>, <text:span text:style-name="T2">senha</text:span> }),</text:p>
      <text:p text:style-name="P1"><text:span text:style-name="T2">credentials:</text:span> <text:span text:style-name="T3">'include'</text:span>, </text:p>
      <text:p text:style-name="P1">});</text:p>
      <text:p text:style-name="P6"/>
      <text:p text:style-name="P1"><text:span text:style-name="T1">if</text:span> (<text:span text:style-name="T9">response</text:span>.<text:span text:style-name="T9">ok</text:span>) {</text:p>
      <text:p text:style-name="P1"><text:span text:style-name="T4">const</text:span> <text:span text:style-name="T9">data</text:span> <text:span text:style-name="T6">=</text:span> <text:span text:style-name="T1">await</text:span> <text:span text:style-name="T9">response</text:span>.<text:span text:style-name="T5">json</text:span>();</text:p>
      <text:p text:style-name="P1"><text:span text:style-name="T4">const</text:span> <text:span text:style-name="T9">token</text:span> <text:span text:style-name="T6">=</text:span> <text:span text:style-name="T9">data</text:span>.<text:span text:style-name="T2">access_token</text:span>;</text:p>
      <text:p text:style-name="P6"/>
      <text:p text:style-name="P3">// Armazena o token em cookies</text:p>
      <text:p text:style-name="P1"><text:span text:style-name="T9">Cookies</text:span>.<text:span text:style-name="T5">set</text:span>(<text:span text:style-name="T3">'authToken'</text:span>, <text:span text:style-name="T9">token</text:span>, { <text:span text:style-name="T2">expires:</text:span> <text:span text:style-name="T8">1</text:span> });</text:p>
      <text:p text:style-name="P6"/>
      <text:p text:style-name="P3">// Decodifica o token JWT para obter o ID do usuário e as roles</text:p>
      <text:p text:style-name="P1"><text:span text:style-name="T4">const</text:span> <text:span text:style-name="T9">decodedToken</text:span> <text:span text:style-name="T6">=</text:span> <text:span text:style-name="T5">parseJwt</text:span>(<text:span text:style-name="T9">token</text:span>);</text:p>
      <text:p text:style-name="P1"><text:span text:style-name="T1">if</text:span> (<text:span text:style-name="T9">decodedToken</text:span>) {</text:p>
      <text:p text:style-name="P1"><text:span text:style-name="T5">setUserId</text:span>(<text:span text:style-name="T9">decodedToken</text:span>.<text:span text:style-name="T2">sub</text:span>); <text:span text:style-name="T10">// Atualiza o ID do usuário no contexto</text:span></text:p>
      <text:p text:style-name="P6"/>
      <text:p text:style-name="P1"><text:soft-page-break/><text:span text:style-name="T4">const</text:span> <text:span text:style-name="T9">roles</text:span> <text:span text:style-name="T6">=</text:span> <text:span text:style-name="T9">decodedToken</text:span>.<text:span text:style-name="T2">roles</text:span> <text:span text:style-name="T6">||</text:span> [<text:span text:style-name="T8">0</text:span>];</text:p>
      <text:p text:style-name="P6"/>
      <text:p text:style-name="P1"><text:span text:style-name="T1">if</text:span> (<text:span text:style-name="T9">roles</text:span>.<text:span text:style-name="T5">includes</text:span>(<text:span text:style-name="T3">'admin'</text:span>)) {</text:p>
      <text:p text:style-name="P1"><text:span text:style-name="T5">navigate</text:span>(<text:span text:style-name="T3">'/Colaboradores'</text:span>);</text:p>
      <text:p text:style-name="P1">} <text:span text:style-name="T1">else</text:span> {</text:p>
      <text:p text:style-name="P1"><text:span text:style-name="T5">navigate</text:span>(<text:span text:style-name="T3">'/Inicio'</text:span>);</text:p>
      <text:p text:style-name="P1">}</text:p>
      <text:p text:style-name="P1">}</text:p>
      <text:p text:style-name="P1">} <text:span text:style-name="T1">else</text:span> {</text:p>
      <text:p text:style-name="P1"><text:span text:style-name="T5">setError</text:span>(<text:span text:style-name="T3">"Email ou senha inválido."</text:span>);</text:p>
      <text:p text:style-name="P1">}</text:p>
      <text:p text:style-name="P1">} <text:span text:style-name="T1">catch</text:span> (<text:span text:style-name="T2">error</text:span>) {</text:p>
      <text:p text:style-name="P1"><text:span text:style-name="T2">console</text:span>.<text:span text:style-name="T5">error</text:span>(<text:span text:style-name="T3">'Error:'</text:span>, <text:span text:style-name="T2">error</text:span>);</text:p>
      <text:p text:style-name="P1"><text:span text:style-name="T5">setError</text:span>(<text:span text:style-name="T3">"Ocorreu um erro!"</text:span>);</text:p>
      <text:p text:style-name="P1">}</text:p>
      <text:p text:style-name="P1">};</text:p>
      <text:p text:style-name="P6"/>
      <text:p text:style-name="P1"><text:span text:style-name="T1">return</text:span> (</text:p>
      <text:p text:style-name="P1"><text:span text:style-name="T11">&lt;</text:span><text:span text:style-name="T4">div</text:span> <text:span text:style-name="T2">className</text:span><text:span text:style-name="T6">=</text:span><text:span text:style-name="T3">'w-full h-screen grid lg:grid-cols-2 bg-[#e1e1e1] relative'</text:span><text:span text:style-name="T11">&gt;</text:span></text:p>
      <text:p text:style-name="P1"><text:span text:style-name="T11">&lt;</text:span><text:span text:style-name="T4">aside</text:span> <text:span text:style-name="T2">className</text:span><text:span text:style-name="T6">=</text:span><text:span text:style-name="T3">'w-full max-h-screen lg:rounded-tr-[20%] lg:rounded-br-[20%] bg-[#2C2C2C] shadow-2xl shadow-slate-600 flex flex-col'</text:span><text:span text:style-name="T11">&gt;</text:span></text:p>
      <text:p text:style-name="P1"><text:span text:style-name="T11">&lt;</text:span><text:span text:style-name="T4">form</text:span> <text:span text:style-name="T2">className</text:span><text:span text:style-name="T6">=</text:span><text:span text:style-name="T3">'flex flex-col flex-grow px-[10%] max-[320px]:pt[15%] pt-[15%] xl:pt-[20]'</text:span> <text:span text:style-name="T2">onSubmit</text:span><text:span text:style-name="T6">=</text:span><text:span text:style-name="T4">{</text:span><text:span text:style-name="T5">handleSubmit</text:span><text:span text:style-name="T4">}</text:span><text:span text:style-name="T11">&gt;</text:span></text:p>
      <text:p text:style-name="P1"><text:span text:style-name="T11">&lt;</text:span><text:span text:style-name="T4">div</text:span> <text:span text:style-name="T2">className</text:span><text:span text:style-name="T6">=</text:span><text:span text:style-name="T3">'w-full flex justify-center items-center max-[320px]:mb-8 mb-16'</text:span><text:span text:style-name="T11">&gt;</text:span></text:p>
      <text:p text:style-name="P1"><text:span text:style-name="T11">&lt;</text:span><text:span text:style-name="T4">img</text:span> <text:span text:style-name="T2">className</text:span><text:span text:style-name="T6">=</text:span><text:span text:style-name="T3">'w-[80px] h-[80px]'</text:span> <text:span text:style-name="T2">src</text:span><text:span text:style-name="T6">=</text:span><text:span text:style-name="T4">{</text:span><text:span text:style-name="T9">logoItta</text:span><text:span text:style-name="T4">}</text:span> <text:span text:style-name="T2">alt</text:span><text:span text:style-name="T6">=</text:span><text:span text:style-name="T3">"Logo Itta"</text:span> <text:span text:style-name="T11">/&gt;</text:span></text:p>
      <text:p text:style-name="P1"><text:span text:style-name="T11">&lt;</text:span><text:span text:style-name="T4">h1</text:span> <text:span text:style-name="T2">className</text:span><text:span text:style-name="T6">=</text:span><text:span text:style-name="T3">'text-[#fff] text-[70px] md:text-[80px] 2xl:text-[80px]'</text:span><text:span text:style-name="T11">&gt;</text:span></text:p>
      <text:p text:style-name="P1">IT<text:span text:style-name="T11">&lt;</text:span><text:span text:style-name="T4">span</text:span> <text:span text:style-name="T2">className</text:span><text:span text:style-name="T6">=</text:span><text:span text:style-name="T3">'text-[#173BF4]'</text:span><text:span text:style-name="T11">&gt;</text:span>T<text:span text:style-name="T11">&lt;/</text:span><text:span text:style-name="T4">span</text:span><text:span text:style-name="T11">&gt;</text:span>A</text:p>
      <text:p text:style-name="P1"><text:span text:style-name="T11">&lt;/</text:span><text:span text:style-name="T4">h1</text:span><text:span text:style-name="T11">&gt;</text:span></text:p>
      <text:p text:style-name="P1"><text:span text:style-name="T11">&lt;/</text:span><text:span text:style-name="T4">div</text:span><text:span text:style-name="T11">&gt;</text:span></text:p>
      <text:p text:style-name="P1"><text:span text:style-name="T11">&lt;</text:span><text:span text:style-name="T4">h2</text:span> <text:span text:style-name="T2">className</text:span><text:span text:style-name="T6">=</text:span><text:span text:style-name="T3">'text-[25px] md:text-[40px] font-medium text-[#fff] text-center max-[320px]:mt-0 mt-8 mb-10'</text:span><text:span text:style-name="T11">&gt;</text:span>Entre<text:span text:style-name="T11">&lt;/</text:span><text:span text:style-name="T4">h2</text:span><text:span text:style-name="T11">&gt;</text:span></text:p>
      <text:p text:style-name="P1"><text:span text:style-name="T11">&lt;</text:span><text:span text:style-name="T4">div</text:span> <text:span text:style-name="T2">className</text:span><text:span text:style-name="T6">=</text:span><text:span text:style-name="T3">'flex flex-col max-[320px]:gap-5 gap-6 sm:gap-10 md:my-1 xl:my-2'</text:span><text:span text:style-name="T11">&gt;</text:span></text:p>
      <text:p text:style-name="P1"><text:span text:style-name="T11">&lt;</text:span><text:span text:style-name="T4">div</text:span> <text:span text:style-name="T2">className</text:span><text:span text:style-name="T6">=</text:span><text:span text:style-name="T3">'flex bg-white justify-between rounded-lg px-4 max-[320px]:py-0 py-1 sm:py-2'</text:span><text:span text:style-name="T11">&gt;</text:span></text:p>
      <text:p text:style-name="P1"><text:span text:style-name="T11">&lt;</text:span><text:span text:style-name="T4">input</text:span></text:p>
      <text:p text:style-name="P1"><text:span text:style-name="T2">type</text:span><text:span text:style-name="T6">=</text:span><text:span text:style-name="T3">"email"</text:span></text:p>
      <text:p text:style-name="P1"><text:span text:style-name="T2">placeholder</text:span><text:span text:style-name="T6">=</text:span><text:span text:style-name="T3">"Email"</text:span></text:p>
      <text:p text:style-name="P1"><text:span text:style-name="T2">value</text:span><text:span text:style-name="T6">=</text:span><text:span text:style-name="T4">{</text:span><text:span text:style-name="T9">email</text:span><text:span text:style-name="T4">}</text:span></text:p>
      <text:p text:style-name="P1"><text:span text:style-name="T2">onChange</text:span><text:span text:style-name="T6">=</text:span><text:span text:style-name="T4">{</text:span><text:span text:style-name="T6">(</text:span><text:span text:style-name="T2">e</text:span><text:span text:style-name="T6">) </text:span><text:span text:style-name="T4">=&gt;</text:span><text:span text:style-name="T6"> </text:span><text:span text:style-name="T5">setEmail</text:span><text:span text:style-name="T6">(</text:span><text:span text:style-name="T2">e</text:span><text:span text:style-name="T6">.</text:span><text:span text:style-name="T2">target</text:span><text:span text:style-name="T6">.</text:span><text:span text:style-name="T2">value</text:span><text:span text:style-name="T6">)</text:span><text:span text:style-name="T4">}</text:span></text:p>
      <text:p text:style-name="P1"><text:span text:style-name="T2">className</text:span><text:span text:style-name="T6">=</text:span><text:span text:style-name="T3">"py-2 text-gray-700 text-sm md:text-2xl placeholder-gray-500 w-full bg-transparent rounded-r-lg outline-none"</text:span></text:p>
      <text:p text:style-name="P4">required</text:p>
      <text:p text:style-name="P5">/&gt;</text:p>
      <text:p text:style-name="P1"><text:span text:style-name="T11">&lt;/</text:span><text:span text:style-name="T4">div</text:span><text:span text:style-name="T11">&gt;</text:span></text:p>
      <text:p text:style-name="P1"><text:span text:style-name="T11">&lt;</text:span><text:span text:style-name="T4">div</text:span> <text:span text:style-name="T2">className</text:span><text:span text:style-name="T6">=</text:span><text:span text:style-name="T3">'flex bg-white justify-between rounded-lg px-4 max-[320px]:py-0 py-1 sm:py-2'</text:span><text:span text:style-name="T11">&gt;</text:span></text:p>
      <text:p text:style-name="P1"><text:span text:style-name="T11">&lt;</text:span><text:span text:style-name="T4">input</text:span></text:p>
      <text:p text:style-name="P1"><text:span text:style-name="T2">type</text:span><text:span text:style-name="T6">=</text:span><text:span text:style-name="T4">{</text:span><text:span text:style-name="T9">passwordVisible</text:span><text:span text:style-name="T6"> ? </text:span><text:span text:style-name="T3">"text"</text:span><text:span text:style-name="T6"> : </text:span><text:span text:style-name="T3">"password"</text:span><text:span text:style-name="T4">}</text:span></text:p>
      <text:p text:style-name="P1"><text:span text:style-name="T2">placeholder</text:span><text:span text:style-name="T6">=</text:span><text:span text:style-name="T3">"Senha"</text:span></text:p>
      <text:p text:style-name="P1"><text:span text:style-name="T2">value</text:span><text:span text:style-name="T6">=</text:span><text:span text:style-name="T4">{</text:span><text:span text:style-name="T9">senha</text:span><text:span text:style-name="T4">}</text:span></text:p>
      <text:p text:style-name="P1"><text:span text:style-name="T2">onChange</text:span><text:span text:style-name="T6">=</text:span><text:span text:style-name="T4">{</text:span><text:span text:style-name="T6">(</text:span><text:span text:style-name="T2">e</text:span><text:span text:style-name="T6">) </text:span><text:span text:style-name="T4">=&gt;</text:span><text:span text:style-name="T6"> </text:span><text:span text:style-name="T5">setSenha</text:span><text:span text:style-name="T6">(</text:span><text:span text:style-name="T2">e</text:span><text:span text:style-name="T6">.</text:span><text:span text:style-name="T2">target</text:span><text:span text:style-name="T6">.</text:span><text:span text:style-name="T2">value</text:span><text:span text:style-name="T6">)</text:span><text:span text:style-name="T4">}</text:span></text:p>
      <text:p text:style-name="P1"><text:soft-page-break/><text:span text:style-name="T2">className</text:span><text:span text:style-name="T6">=</text:span><text:span text:style-name="T3">"py-2 text-gray-700 text-sm md:text-2xl placeholder-gray-500 w-full bg-transparent rounded-r-lg outline-none"</text:span></text:p>
      <text:p text:style-name="P4">required</text:p>
      <text:p text:style-name="P5">/&gt;</text:p>
      <text:p text:style-name="P1"><text:span text:style-name="T11">&lt;</text:span><text:span text:style-name="T4">button</text:span></text:p>
      <text:p text:style-name="P1"><text:span text:style-name="T2">type</text:span><text:span text:style-name="T6">=</text:span><text:span text:style-name="T3">"button"</text:span></text:p>
      <text:p text:style-name="P1"><text:span text:style-name="T2">className</text:span><text:span text:style-name="T6">=</text:span><text:span text:style-name="T3">'md:w-10 flex items-center justify-center'</text:span></text:p>
      <text:p text:style-name="P1"><text:span text:style-name="T2">onClick</text:span><text:span text:style-name="T6">=</text:span><text:span text:style-name="T4">{</text:span><text:span text:style-name="T5">togglePasswordVisibility</text:span><text:span text:style-name="T4">}</text:span></text:p>
      <text:p text:style-name="P5">&gt;</text:p>
      <text:p text:style-name="P1"><text:span text:style-name="T4">{</text:span><text:span text:style-name="T9">passwordVisible</text:span><text:span text:style-name="T6"> ? </text:span><text:span text:style-name="T11">&lt;</text:span><text:span text:style-name="T7">FaEyeSlash</text:span><text:span text:style-name="T6"> </text:span><text:span text:style-name="T11">/&gt;</text:span><text:span text:style-name="T6"> : </text:span><text:span text:style-name="T11">&lt;</text:span><text:span text:style-name="T7">FaEye</text:span><text:span text:style-name="T6"> </text:span><text:span text:style-name="T11">/&gt;</text:span><text:span text:style-name="T4">}</text:span></text:p>
      <text:p text:style-name="P1"><text:span text:style-name="T11">&lt;/</text:span><text:span text:style-name="T4">button</text:span><text:span text:style-name="T11">&gt;</text:span></text:p>
      <text:p text:style-name="P1"><text:span text:style-name="T11">&lt;/</text:span><text:span text:style-name="T4">div</text:span><text:span text:style-name="T11">&gt;</text:span></text:p>
      <text:p text:style-name="P1"><text:span text:style-name="T4">{</text:span><text:span text:style-name="T9">error</text:span><text:span text:style-name="T6"> &amp;&amp; </text:span><text:span text:style-name="T11">&lt;</text:span><text:span text:style-name="T4">p</text:span><text:span text:style-name="T6"> </text:span><text:span text:style-name="T2">className</text:span><text:span text:style-name="T6">=</text:span><text:span text:style-name="T3">'text-red-500 text-center'</text:span><text:span text:style-name="T11">&gt;</text:span><text:span text:style-name="T4">{</text:span><text:span text:style-name="T9">error</text:span><text:span text:style-name="T4">}</text:span><text:span text:style-name="T11">&lt;/</text:span><text:span text:style-name="T4">p</text:span><text:span text:style-name="T11">&gt;</text:span><text:span text:style-name="T4">}</text:span></text:p>
      <text:p text:style-name="P1"><text:span text:style-name="T11">&lt;/</text:span><text:span text:style-name="T4">div</text:span><text:span text:style-name="T11">&gt;</text:span></text:p>
      <text:p text:style-name="P1"><text:span text:style-name="T11">&lt;</text:span><text:span text:style-name="T4">a</text:span> <text:span text:style-name="T2">href</text:span><text:span text:style-name="T6">=</text:span><text:span text:style-name="T3">"/esqueceusenha"</text:span> <text:span text:style-name="T2">className</text:span><text:span text:style-name="T6">=</text:span><text:span text:style-name="T3">'text-right text-[#173BF4] p-2 text-[15px]'</text:span><text:span text:style-name="T11">&gt;</text:span>Esqueceu a senha?<text:span text:style-name="T11">&lt;/</text:span><text:span text:style-name="T4">a</text:span><text:span text:style-name="T11">&gt;</text:span></text:p>
      <text:p text:style-name="P1"><text:span text:style-name="T11">&lt;</text:span><text:span text:style-name="T4">div</text:span> <text:span text:style-name="T2">className</text:span><text:span text:style-name="T6">=</text:span><text:span text:style-name="T3">'flex justify-center my-8 sm:my-14 md:my-14'</text:span><text:span text:style-name="T11">&gt;</text:span></text:p>
      <text:p text:style-name="P1"><text:span text:style-name="T11">&lt;</text:span><text:span text:style-name="T4">button</text:span></text:p>
      <text:p text:style-name="P1"><text:span text:style-name="T2">type</text:span><text:span text:style-name="T6">=</text:span><text:span text:style-name="T3">"submit"</text:span></text:p>
      <text:p text:style-name="P1"><text:span text:style-name="T2">className</text:span><text:span text:style-name="T6">=</text:span><text:span text:style-name="T3">'text-[#ffffff] bg-[#173BF4] w-full py-1 sm:py-2 rounded-lg text-[24px] md:text-[30px]'</text:span></text:p>
      <text:p text:style-name="P5">&gt;</text:p>
      <text:p text:style-name="P1">Entrar</text:p>
      <text:p text:style-name="P1"><text:span text:style-name="T11">&lt;/</text:span><text:span text:style-name="T4">button</text:span><text:span text:style-name="T11">&gt;</text:span></text:p>
      <text:p text:style-name="P1"><text:span text:style-name="T11">&lt;/</text:span><text:span text:style-name="T4">div</text:span><text:span text:style-name="T11">&gt;</text:span></text:p>
      <text:p text:style-name="P1"><text:span text:style-name="T11">&lt;/</text:span><text:span text:style-name="T4">form</text:span><text:span text:style-name="T11">&gt;</text:span></text:p>
      <text:p text:style-name="P1"><text:span text:style-name="T11">&lt;</text:span><text:span text:style-name="T4">div</text:span> <text:span text:style-name="T2">className</text:span><text:span text:style-name="T6">=</text:span><text:span text:style-name="T3">'fixed-bottom max-[320px]:text-[12px] pb-2 sm:pb-5 text-center '</text:span><text:span text:style-name="T11">&gt;</text:span></text:p>
      <text:p text:style-name="P1"><text:span text:style-name="T11">&lt;</text:span><text:span text:style-name="T4">p</text:span> <text:span text:style-name="T2">className</text:span><text:span text:style-name="T6">=</text:span><text:span text:style-name="T3">'text-slate-50'</text:span><text:span text:style-name="T11">&gt;</text:span></text:p>
      <text:p text:style-name="P1">Ainda não tem uma conta? <text:span text:style-name="T11">&lt;</text:span><text:span text:style-name="T4">span</text:span> <text:span text:style-name="T2">className</text:span><text:span text:style-name="T6">=</text:span><text:span text:style-name="T3">'text-[#173bf4]'</text:span><text:span text:style-name="T11">&gt;&lt;</text:span><text:span text:style-name="T4">a</text:span> <text:span text:style-name="T2">href</text:span><text:span text:style-name="T6">=</text:span><text:span text:style-name="T3">"/cadastro"</text:span><text:span text:style-name="T11">&gt;</text:span>Cadastre-se<text:span text:style-name="T11">&lt;/</text:span><text:span text:style-name="T4">a</text:span><text:span text:style-name="T11">&gt;&lt;/</text:span><text:span text:style-name="T4">span</text:span><text:span text:style-name="T11">&gt;</text:span></text:p>
      <text:p text:style-name="P1"><text:span text:style-name="T11">&lt;/</text:span><text:span text:style-name="T4">p</text:span><text:span text:style-name="T11">&gt;</text:span></text:p>
      <text:p text:style-name="P1"><text:span text:style-name="T11">&lt;/</text:span><text:span text:style-name="T4">div</text:span><text:span text:style-name="T11">&gt;</text:span></text:p>
      <text:p text:style-name="P1"><text:span text:style-name="T11">&lt;/</text:span><text:span text:style-name="T4">aside</text:span><text:span text:style-name="T11">&gt;</text:span></text:p>
      <text:p text:style-name="P1"><text:span text:style-name="T11">&lt;</text:span><text:span text:style-name="T4">aside</text:span> <text:span text:style-name="T2">className</text:span><text:span text:style-name="T6">=</text:span><text:span text:style-name="T3">"hidden lg:flex items-center justify-center w-full h-full"</text:span><text:span text:style-name="T11">&gt;</text:span></text:p>
      <text:p text:style-name="P1"><text:span text:style-name="T11">&lt;</text:span><text:span text:style-name="T4">img</text:span> <text:span text:style-name="T2">className</text:span><text:span text:style-name="T6">=</text:span><text:span text:style-name="T3">"mx-20"</text:span> <text:span text:style-name="T2">src</text:span><text:span text:style-name="T6">=</text:span><text:span text:style-name="T4">{</text:span><text:span text:style-name="T9">logoLogin</text:span><text:span text:style-name="T4">}</text:span> <text:span text:style-name="T2">alt</text:span><text:span text:style-name="T6">=</text:span><text:span text:style-name="T3">"logoLogin"</text:span> <text:span text:style-name="T11">/&gt;</text:span></text:p>
      <text:p text:style-name="P1"><text:span text:style-name="T11">&lt;/</text:span><text:span text:style-name="T4">aside</text:span><text:span text:style-name="T11">&gt;</text:span></text:p>
      <text:p text:style-name="P1"><text:span text:style-name="T11">&lt;/</text:span><text:span text:style-name="T4">div</text:span><text:span text:style-name="T11">&gt;</text:span></text:p>
      <text:p text:style-name="P1">);</text:p>
      <text:p text:style-name="P1">}</text:p>
      <text:p text:style-name="P6"/>
      <text:p text:style-name="P1"><text:span text:style-name="T1">export</text:span> <text:span text:style-name="T1">default</text:span> <text:span text:style-name="T5">Login</text:span>;</text:p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22:11.554594565</meta:creation-date>
    <dc:date>2024-09-27T14:20:52.408986372</dc:date>
    <meta:editing-duration>PT48M17S</meta:editing-duration>
    <meta:editing-cycles>1</meta:editing-cycles>
    <meta:document-statistic meta:table-count="0" meta:image-count="0" meta:object-count="0" meta:page-count="3" meta:paragraph-count="120" meta:word-count="434" meta:character-count="4122" meta:non-whitespace-character-count="3805"/>
    <meta:generator>LibreOffice/24.2.5.2$Linux_X86_64 LibreOffice_project/420$Build-2</meta:generator>
  </office:meta>
</office:document-meta>
</file>